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rsid="00090599"/>
    </style:style>
    <style:style style:name="P8" style:family="paragraph" style:parent-style-name="Text_20_body">
      <style:paragraph-properties fo:margin-top="0cm" fo:margin-bottom="0cm" style:contextual-spacing="false" fo:line-height="138%" style:writing-mode="lr-tb"/>
      <style:text-properties officeooo:rsid="000bc411" officeooo:paragraph-rsid="000bc411"/>
    </style:style>
    <style:style style:name="P9"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0" style:family="paragraph" style:parent-style-name="Heading_20_1">
      <style:text-properties officeooo:rsid="00090599" officeooo:paragraph-rsid="00090599"/>
    </style:style>
    <style:style style:name="P11" style:family="paragraph" style:parent-style-name="Heading_20_1">
      <style:text-properties officeooo:rsid="000b7fc3" officeooo:paragraph-rsid="000b7fc3"/>
    </style:style>
    <style:style style:name="P12" style:family="paragraph" style:parent-style-name="Heading_20_1">
      <style:text-properties officeooo:paragraph-rsid="000b7fc3"/>
    </style:style>
    <style:style style:name="P13" style:family="paragraph" style:parent-style-name="Heading_20_1">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text-properties officeooo:rsid="00090599" officeooo:paragraph-rsid="00090599"/>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1" style:family="text">
      <style:text-properties officeooo:rsid="000896dc"/>
    </style:style>
    <style:style style:name="T12" style:family="text">
      <style:text-properties officeooo:rsid="000934d3"/>
    </style:style>
    <style:style style:name="T13" style:family="text">
      <style:text-properties officeooo:rsid="000b7fc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14"><text:a xlink:type="simple" xlink:href="#__RefHeading__107_244584821" text:style-name="Index_20_Link" text:visited-style-name="Index_20_Link">Johdanto<text:tab/>3</text:a></text:p>
          <text:p text:style-name="P14"><text:a xlink:type="simple" xlink:href="#__RefHeading__111_244584821" text:style-name="Index_20_Link" text:visited-style-name="Index_20_Link">Käyttäjäryhmät<text:tab/>3</text:a></text:p>
          <text:p text:style-name="P14"><text:a xlink:type="simple" xlink:href="#__RefHeading__113_244584821" text:style-name="Index_20_Link" text:visited-style-name="Index_20_Link">Käyttötapaukset<text:tab/>4</text:a></text:p>
        </text:index-body>
      </text:table-of-content>
      <text:p text:style-name="P4"/>
      <text:p text:style-name="P4"/>
      <text:p text:style-name="P4"/>
      <text:p text:style-name="P4"/>
      <text:p text:style-name="P4"/>
      <text:p text:style-name="P4"/>
      <text:p text:style-name="P4"/>
      <text:p text:style-name="P4"/>
      <text:p text:style-name="P7"/>
      <text:h text:style-name="P10" text:outline-level="1"/>
      <text:h text:style-name="P10" text:outline-level="1"/>
      <text:h text:style-name="P10" text:outline-level="1"/>
      <text:h text:style-name="P10"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text:soft-page-break/></text:h>
      <text:h text:style-name="P10"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2">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3">Web-sovelluspuoli kirjoitetaan PHP:llä. </text:span></text:p>
      <text:p text:style-name="P2"/>
      <text:p text:style-name="P2"/>
      <text:h text:style-name="P12" text:outline-level="1"><text:bookmark-start text:name="__RefHeading__111_244584821"/><text:span text:style-name="T13">Käyttäjäryhmät</text:span><text:bookmark-end text:name="__RefHeading__111_244584821"/></text:h>
      <text:p text:style-name="P2"/>
      <text:p text:style-name="P4"><text:span text:style-name="T13">Järjestelmässä on kolme käyttäjäryhmää: </text:span>admin, (leirin)johtaja, (leiri)<text:span text:style-name="T11">työntekijä</text:span></text:p>
      <text:p text:style-name="P4"/>
      <text:p text:style-name="P6"><text:span text:style-name="T3">A</text:span><text:span text:style-name="T2">dmin</text:span></text:p>
      <text:p text:style-name="P6"><text:span text:style-name="T5">Admin voi muokata kaikkea tietokannassa. Päätehtävä adminilla on valita leirinjohtajat.</text:span></text:p>
      <text:p text:style-name="P6"><text:span text:style-name="T5"/></text:p>
      <text:p text:style-name="P6"><text:span text:style-name="T3">T</text:span><text:span text:style-name="T2">yöntekijä</text:span></text:p>
      <text:p text:style-name="P6"><text:span text:style-name="T6">T</text:span><text:span text:style-name="T5">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6"><text:span text:style-name="T5"/></text:p>
      <text:p text:style-name="P6"><text:span text:style-name="T3">L</text:span><text:span text:style-name="T2">eirinjohtaja</text:span></text:p>
      <text:p text:style-name="P6"><text:span text:style-name="T5">Leirinjohtajat kuuluvat myös työntekijöihin. Työntekijöistä valitaan leirinjohtajat (2 kpl) per leiri. Sen jälkeen he pystyvät selaamaan leiripaikkojen ja ohjaajahakijoiden tietoja, sekä nimeämään ohjaajaksi hakeneita työntekijöiksi omalle leirilleen.</text:span></text:p>
      <text:p text:style-name="Text_20_body"/>
      <text:p text:style-name="Text_20_body"/>
      <text:p text:style-name="Text_20_body"/>
      <text:p text:style-name="Text_20_body"/>
      <text:p text:style-name="Text_20_body"/>
      <text:h text:style-name="P11" text:outline-level="1"><text:bookmark-start text:name="__RefHeading__113_244584821"/><text:soft-page-break/>Käyttötapaukset<text:bookmark-end text:name="__RefHeading__113_244584821"/></text:h>
      <text:h text:style-name="P13" text:outline-level="1"/>
      <text:p text:style-name="Text_20_body"/>
      <text:p text:style-name="P6"><text:span text:style-name="T7">k</text:span><text:span text:style-name="T5">uka tahansa voi rekisteröityä </text:span><text:span text:style-name="T2">työntekijäksi</text:span></text:p>
      <text:p text:style-name="P9"><text:span text:style-name="T2">työntekijä </text:span><text:span text:style-name="T8">voi kirjautua sisään</text:span></text:p>
      <text:p text:style-name="P6"><text:span text:style-name="T2">työntekijä </text:span><text:span text:style-name="T5">voi tehdä työhakemuksen leiriohjaajaksi tai -johtajaksi</text:span></text:p>
      <text:p text:style-name="P6"><text:span text:style-name="T5"><text:tab/></text:span><text:span text:style-name="T9">Työhakemus sisältää mm. tiedon siitä, mille leireille hakija on halukas tulemaan töihin.</text:span></text:p>
      <text:p text:style-name="P6"><text:span text:style-name="T2">työntekijä</text:span><text:span text:style-name="T1"> </text:span><text:span text:style-name="T5">voi muokata hakemustaan</text:span></text:p>
      <text:p text:style-name="P6"><text:span text:style-name="T2">admin</text:span><text:span text:style-name="T1"> </text:span><text:span text:style-name="T5">voi lisätä hakijan leirinjohtajaksi</text:span></text:p>
      <text:p text:style-name="P6"><text:span text:style-name="T5"><text:tab/></text:span><text:span text:style-name="T9">Tällöin kyseinen käyttäjä saa oikeuden selata muiden hakemuksia</text:span></text:p>
      <text:p text:style-name="P6"><text:span text:style-name="T2">admin</text:span><text:span text:style-name="T1"> </text:span><text:span text:style-name="T5">voi nimetä leirinjohtajan tietylle leirille johtajaksi</text:span></text:p>
      <text:p text:style-name="P6"><text:span text:style-name="T5"><text:tab/></text:span><text:span text:style-name="T9">Tällöin kyseinen käyttäjä voi lisätä leirinohjaajia kyseisen leirin työntekijöiksi.</text:span></text:p>
      <text:p text:style-name="P6"><text:span text:style-name="T2">leirinjohtaja</text:span><text:span text:style-name="T1"> </text:span><text:span text:style-name="T5">voi selata ohjaajien hakemuksia</text:span></text:p>
      <text:p text:style-name="P6"><text:span text:style-name="T5"><text:tab/></text:span><text:span text:style-name="T10">Johtaja myös näkee, onko ohjaaja valittu jo joillekin leireille.</text:span></text:p>
      <text:p text:style-name="P8"><text:span text:style-name="T4">leirinjohtaja</text:span><text:span text:style-name="T5"> voi selata leirien tietoja</text:span></text:p>
      <text:p text:style-name="P6"><text:span text:style-name="T2">leirinjohtaja</text:span><text:span text:style-name="T1"> </text:span><text:span text:style-name="T5">voi nimetä ohjaajia omalle leirilleen</text:span></text:p>
      <text:p text:style-name="P6"><text:span text:style-name="T2">leirinjohtaja</text:span><text:span text:style-name="T1"> </text:span><text:span text:style-name="T5">voi selata leiripaikkojen tietoja</text:span></text:p>
      <text:p text:style-name="P6"/>
      <text:p text:style-name="Contents_20_Heading"/>
      <text:p text:style-name="Contents_20_Heading"><text:span text:style-name="T5"/></text:p>
      <text:p text:style-name="P15"/>
      <text:p text:style-name="P15"><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06T20:33:17.543847900</dc:date>
    <meta:editing-duration>PT36M40S</meta:editing-duration>
    <meta:editing-cycles>7</meta:editing-cycles>
    <meta:generator>LibreOffice/4.2.8.2$Linux_X86_64 LibreOffice_project/420m0$Build-2</meta:generator>
    <meta:document-statistic meta:table-count="0" meta:image-count="0" meta:object-count="0" meta:page-count="4" meta:paragraph-count="33" meta:word-count="257" meta:character-count="2383" meta:non-whitespace-character-count="2379"/>
  </office:meta>
</office:document-meta>
</file>